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60f1"/>
    </style:style>
    <style:style style:name="P2" style:family="paragraph" style:parent-style-name="Standard">
      <style:text-properties officeooo:rsid="000b6a28" officeooo:paragraph-rsid="000b6a28"/>
    </style:style>
    <style:style style:name="P3" style:family="paragraph" style:parent-style-name="Standard">
      <style:text-properties officeooo:rsid="000b6a28" officeooo:paragraph-rsid="001616b8"/>
    </style:style>
    <style:style style:name="P4" style:family="paragraph" style:parent-style-name="Standard">
      <style:text-properties officeooo:rsid="0013afeb" officeooo:paragraph-rsid="0013afeb"/>
    </style:style>
    <style:style style:name="P5" style:family="paragraph" style:parent-style-name="Standard">
      <style:text-properties fo:language="en" fo:country="US" officeooo:rsid="000b6a28" officeooo:paragraph-rsid="000b6a28"/>
    </style:style>
    <style:style style:name="P6" style:family="paragraph" style:parent-style-name="Standard">
      <style:text-properties fo:language="en" fo:country="US" officeooo:rsid="00257d86" officeooo:paragraph-rsid="0027e8fb"/>
    </style:style>
    <style:style style:name="P7" style:family="paragraph" style:parent-style-name="Standard">
      <style:text-properties fo:language="en" fo:country="US" officeooo:rsid="00257d86" officeooo:paragraph-rsid="00283bed"/>
    </style:style>
    <style:style style:name="P8" style:family="paragraph" style:parent-style-name="Standard">
      <style:text-properties fo:language="en" fo:country="US" officeooo:rsid="002c4ff2" officeooo:paragraph-rsid="002c4ff2"/>
    </style:style>
    <style:style style:name="P9" style:family="paragraph" style:parent-style-name="Standard">
      <style:text-properties officeooo:paragraph-rsid="001fffd6"/>
    </style:style>
    <style:style style:name="P10" style:family="paragraph" style:parent-style-name="Standard">
      <style:text-properties officeooo:rsid="00257d86" officeooo:paragraph-rsid="00257d86"/>
    </style:style>
    <style:style style:name="T1" style:family="text">
      <style:text-properties fo:language="es" fo:country="CO"/>
    </style:style>
    <style:style style:name="T2" style:family="text">
      <style:text-properties fo:language="es" fo:country="CO" officeooo:rsid="000b60f1"/>
    </style:style>
    <style:style style:name="T3" style:family="text">
      <style:text-properties fo:language="es" fo:country="CO" officeooo:rsid="000d4f62"/>
    </style:style>
    <style:style style:name="T4" style:family="text">
      <style:text-properties fo:language="es" fo:country="CO" officeooo:rsid="00121f61"/>
    </style:style>
    <style:style style:name="T5" style:family="text">
      <style:text-properties fo:language="es" fo:country="CO" officeooo:rsid="0013afeb"/>
    </style:style>
    <style:style style:name="T6" style:family="text">
      <style:text-properties fo:language="es" fo:country="CO" officeooo:rsid="001616b8"/>
    </style:style>
    <style:style style:name="T7" style:family="text">
      <style:text-properties fo:language="es" fo:country="CO" officeooo:rsid="0017b2b6"/>
    </style:style>
    <style:style style:name="T8" style:family="text">
      <style:text-properties fo:language="es" fo:country="CO" officeooo:rsid="0018a8b6"/>
    </style:style>
    <style:style style:name="T9" style:family="text">
      <style:text-properties fo:language="es" fo:country="CO" officeooo:rsid="00195fbc"/>
    </style:style>
    <style:style style:name="T10" style:family="text">
      <style:text-properties fo:language="es" fo:country="CO" officeooo:rsid="001d1271"/>
    </style:style>
    <style:style style:name="T11" style:family="text">
      <style:text-properties fo:language="es" fo:country="CO" officeooo:rsid="0024c6e0"/>
    </style:style>
    <style:style style:name="T12" style:family="text">
      <style:text-properties fo:language="es" fo:country="CO" officeooo:rsid="002c4ff2"/>
    </style:style>
    <style:style style:name="T13" style:family="text">
      <style:text-properties fo:language="es" fo:country="CO" officeooo:rsid="002e404f"/>
    </style:style>
    <style:style style:name="T14" style:family="text">
      <style:text-properties fo:language="es" fo:country="CO" officeooo:rsid="002ea00d"/>
    </style:style>
    <style:style style:name="T15" style:family="text">
      <style:text-properties officeooo:rsid="000b60f1"/>
    </style:style>
    <style:style style:name="T16" style:family="text">
      <style:text-properties officeooo:rsid="000d4f62"/>
    </style:style>
    <style:style style:name="T17" style:family="text">
      <style:text-properties officeooo:rsid="001c3c9f"/>
    </style:style>
    <style:style style:name="T18" style:family="text">
      <style:text-properties officeooo:rsid="001d1271"/>
    </style:style>
    <style:style style:name="T19" style:family="text">
      <style:text-properties officeooo:rsid="00221dfa"/>
    </style:style>
    <style:style style:name="T20" style:family="text">
      <style:text-properties officeooo:rsid="0023006b"/>
    </style:style>
    <style:style style:name="T21" style:family="text">
      <style:text-properties officeooo:rsid="002332b1"/>
    </style:style>
    <style:style style:name="T22" style:family="text">
      <style:text-properties officeooo:rsid="0025b346"/>
    </style:style>
    <style:style style:name="T23" style:family="text">
      <style:text-properties officeooo:rsid="0027a60b"/>
    </style:style>
    <style:style style:name="T24" style:family="text">
      <style:text-properties officeooo:rsid="0027e8fb"/>
    </style:style>
    <style:style style:name="T25" style:family="text">
      <style:text-properties officeooo:rsid="002be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Físico </text:span><text:span text:style-name="T13">de 24 años </text:span><text:span text:style-name="T1">con Maestría </text:span><text:span text:style-name="T5">en </text:span><text:span text:style-name="T1">Ciencias-Física de la Universidad de los Andes </text:span><text:span text:style-name="T14">en</text:span><text:span text:style-name="T11"> Bogotá, Colombia</text:span><text:span text:style-name="T1">. He trabajado en simulaciones cosmológicas y en búsqueda automatizada de estrellas variables utilizando Machine Learning. Como astrónomo tengo alta capacidad de aprendizaje y amplia experiencia en manejo de herramientas computacionales.</text:span><text:span text:style-name="T5"> Mis estudios de maestría incluyen un profundo conocimiento de </text:span><text:span text:style-name="T10">astrofísica, </text:span><text:span text:style-name="T5">física estadística, modelos matemáticos, dirección de proyectos de investigación y resolución de problemas aplicando el método científico</text:span><text:span text:style-name="T1">. </text:span><text:span text:style-name="T2">Además de atención al detalle, autosuficiencia </text:span><text:span text:style-name="T4">y liderazgo</text:span><text:span text:style-name="T2">. </text:span></text:p>
      <text:p text:style-name="P1"><text:span text:style-name="T2"/></text:p>
      <text:p text:style-name="P3"><text:span text:style-name="T2">M</text:span><text:span text:style-name="T1">e apasiona la inteligencia artificial y el análisis de datos. Tengo experiencia en visualización de datos, análisis predictivo, modelamiento estadístico, minería de datos, </text:span><text:span text:style-name="T4">manejo de bases de datos,</text:span><text:span text:style-name="T1"> agrupamiento (clustering), clasificación, recomendación (ranking), algoritmos de Machine Learning, desarrollo de modelos y </text:span><text:span text:style-name="T3">pipelines; y múltiples arquitecturas de</text:span><text:span text:style-name="T1"> redes neuronales. </text:span><text:span text:style-name="T6">He trabajado regularmente utilizando:</text:span><text:span text:style-name="T3"> </text:span><text:span text:style-name="T2">Linux, CUDA</text:span><text:span text:style-name="T3">, SQL, Python, </text:span><text:span text:style-name="T2">Pytorch, Tensorflow, </text:span><text:span text:style-name="T3">R, Bash, Java, C/C++, entre otras </text:span><text:span text:style-name="T6">herramientas</text:span><text:span text:style-name="T3">. Esto a través de mi trabajo como astrónomo, los cursos de extensión que he tomado y los proyectos en los que he participado.</text:span></text:p>
      <text:p text:style-name="P2"><text:span text:style-name="T5"/></text:p>
      <text:p text:style-name="P4"><text:span text:style-name="T1">Por último, también tengo </text:span><text:span text:style-name="T6">dos años de experiencia docente en la Universidad de los Andes, en los cursos Física Experimental I y II. Buenas habilidades de comunicación </text:span><text:span text:style-name="T7">académica, verbal</text:span><text:span text:style-name="T6"> y escrita; </text:span><text:span text:style-name="T8">tanto en Inglés </text:span><text:span text:style-name="T12">(C1) </text:span><text:span text:style-name="T8">como en Español </text:span><text:span text:style-name="T12">(nativo)</text:span><text:span text:style-name="T6">. </text:span><text:span text:style-name="T9">Manejo Alemán básico </text:span><text:span text:style-name="T12">(A1)</text:span><text:span text:style-name="T9">.</text:span></text:p>
      <text:p text:style-name="P10"><text:span text:style-name="T3"/></text:p>
      <text:p text:style-name="P6"/>
      <text:p text:style-name="P5"/>
      <text:p text:style-name="P5"><text:span text:style-name="T16">Physicist and Master in Science-Physics from Universidad de los Andes </text:span><text:span text:style-name="T21">in Bogotá, Colombia</text:span><text:span text:style-name="T16">. I have worked in </text:span><text:span text:style-name="T17">c</text:span><text:span text:style-name="T16">osmological </text:span><text:span text:style-name="T17">simulations and </text:span><text:span text:style-name="T23">automated</text:span><text:span text:style-name="T17"> search for variable stars using Machine Learning. As an astronomer I </text:span><text:span text:style-name="T18">am a very fast learner and have vast experience in computational tools. My master studies include deep specialization in astrophysics, statistical mechanics, </text:span><text:span text:style-name="T19">mathematical models, direction of research projects, and problem resolution using the scientific method. </text:span><text:span text:style-name="T20">Also, attention to detail, self-sufficiency and leadership. </text:span></text:p>
      <text:p text:style-name="P2"><text:span text:style-name="T3"/></text:p>
      <text:p text:style-name="P7"><text:span text:style-name="T16">I am passionate about artificial intelligence and data analysis. I have </text:span><text:span text:style-name="T22">vast</text:span><text:span text:style-name="T16"> experience in data visualization, predictive analysis, statistical modeling, data mining, clustering, classification, ranking, data analytics, quantitative analysis, Machine Learning algorithms, model and pipeline development; and multiple architectures of neural networks. </text:span><text:span text:style-name="T24">I have worked in Linux, CUDA, SQL,</text:span><text:span text:style-name="T16"> Python, </text:span><text:span text:style-name="T15">Pytorch, Tensorflow, </text:span><text:span text:style-name="T16">R, Bash, Java, C/C++, </text:span><text:span text:style-name="T24">among others. This is through</text:span><text:span text:style-name="T25">out</text:span><text:span text:style-name="T24"> my work as an astronomer, extension courses, and independent project I have worked on. <text:s/></text:span></text:p>
      <text:p text:style-name="P7"/>
      <text:p text:style-name="P8">Lastly, I have two years of experience as a assistant teacher in my Alma Mater on the courses: Laboratory of physics I and II. I have good academic, verbal and written communication abilities; both in Spanish (native) and English (C1). Also handle basic German (A1).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8:47:24.755000732</meta:creation-date>
    <dc:date>2021-04-09T20:36:52.147372864</dc:date>
    <meta:editing-duration>PT47M21S</meta:editing-duration>
    <meta:editing-cycles>27</meta:editing-cycles>
    <meta:generator>LibreOffice/7.1.2.2$Linux_X86_64 LibreOffice_project/10$Build-2</meta:generator>
    <meta:document-statistic meta:table-count="0" meta:image-count="0" meta:object-count="0" meta:page-count="1" meta:paragraph-count="6" meta:word-count="407" meta:character-count="2881" meta:non-whitespace-character-count="2476"/>
  </office:meta>
</office:document-meta>
</file>